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ocketUtilsTests.isPortAvailable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etUtilsTests.canBe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etUtilsTests.findAvailableTcpPortWhenNoAvailablePortFoundInMax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SocketUtilsTests.findAvailableTc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